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" svg:stroke-width="0.025cm" draw:marker-start-width="0.2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draw:marker-start-width="0.2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dash" draw:stroke-dash="_32__20_Dots_20_1_20_Dash" svg:stroke-width="0.025cm" svg:stroke-color="#800000" draw:marker-start-width="0.237cm" draw:marker-end-width="0.237cm" draw:fill="solid" draw:fill-color="#0047ff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7" draw:layer="layout" svg:width="1.27cm" svg:height="1.27cm" svg:x="5.445cm" svg:y="13.065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1.27cm" svg:height="1.27cm" svg:x="6.715cm" svg:y="16.24cm">
          <text:p text:style-name="P1">B</text:p>
          <draw:enhanced-geometry svg:viewBox="0 0 21600 21600" draw:glue-points="10800 0 3163 3163 0 10800 3163 18437 10800 21600 18437 18437 21600 10800 18437 3163" draw:text-areas="3163 3163 18437 18437" draw:type="ring" draw:modifiers="1813.2214060860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id="id1" draw:layer="layout" svg:width="1.27cm" svg:height="1.27cm" svg:x="13.065cm" svg:y="16.24cm">
          <text:p text:style-name="P1">A</text:p>
          <draw:enhanced-geometry svg:viewBox="0 0 21600 21600" draw:glue-points="10800 0 3163 3163 0 10800 3163 18437 10800 21600 18437 18437 21600 10800 18437 3163" draw:text-areas="3163 3163 18437 18437" draw:type="ring" draw:modifiers="1813.2214060860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id="id5" draw:layer="layout" svg:width="1.27cm" svg:height="1.27cm" svg:x="15.605cm" svg:y="3.54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6" draw:layer="layout" svg:width="1.27cm" svg:height="1.27cm" svg:x="13.065cm" svg:y="6.715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1.27cm" svg:height="1.27cm" svg:x="10.525cm" svg:y="9.847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8" draw:layer="layout" svg:width="1.27cm" svg:height="1.27cm" svg:x="7.985cm" svg:y="13.065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1.27cm" svg:height="1.27cm" svg:x="18.78cm" svg:y="3.54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4.335cm" svg:y1="16.875cm" svg:x2="19.415cm" svg:y2="4.81cm" draw:start-shape="id1" draw:start-glue-point="10" draw:end-shape="id2" draw:end-glue-point="8" svg:d="m14335 16875c3387 0 5080-4021 5080-12065">
          <text:p/>
        </draw:connector>
        <draw:connector draw:style-name="gr2" draw:text-style-name="P1" draw:layer="layout" draw:type="curve" svg:x1="7.985cm" svg:y1="16.875cm" svg:x2="11.16cm" svg:y2="11.117cm" draw:start-shape="id3" draw:start-glue-point="10" draw:end-shape="id4" draw:end-glue-point="8" svg:d="m7985 16875c2117 0 3175-1919 3175-5758">
          <text:p/>
        </draw:connector>
        <draw:connector draw:style-name="gr2" draw:text-style-name="P1" draw:layer="layout" draw:type="curve" svg:x1="18.78cm" svg:y1="4.175cm" svg:x2="16.875cm" svg:y2="4.175cm" draw:start-shape="id2" draw:start-glue-point="6" draw:end-shape="id5" draw:end-glue-point="10" svg:d="m18780 4175h-1905">
          <text:p/>
        </draw:connector>
        <draw:connector draw:style-name="gr2" draw:text-style-name="P1" draw:layer="layout" draw:type="curve" svg:x1="11.16cm" svg:y1="9.847cm" svg:x2="15.605cm" svg:y2="4.175cm" draw:start-shape="id4" draw:start-glue-point="4" draw:end-shape="id5" draw:end-glue-point="6" svg:d="m11160 9847c0-3782 1481-5672 4445-5672">
          <text:p/>
        </draw:connector>
        <draw:connector draw:style-name="gr2" draw:text-style-name="P1" draw:layer="layout" draw:type="curve" svg:x1="11.16cm" svg:y1="9.847cm" svg:x2="13.065cm" svg:y2="7.35cm" draw:start-shape="id4" draw:start-glue-point="4" draw:end-shape="id6" draw:end-glue-point="6" svg:d="m11160 9847c0-1665 635-2497 1905-2497">
          <text:p/>
        </draw:connector>
        <draw:connector draw:style-name="gr3" draw:text-style-name="P1" draw:layer="layout" draw:type="line" svg:x1="13.7cm" svg:y1="16.24cm" svg:x2="13.7cm" svg:y2="7.985cm" draw:start-shape="id1" draw:start-glue-point="4" draw:end-shape="id6" draw:end-glue-point="8" svg:d="m13700 16240v-8255">
          <text:p/>
        </draw:connector>
        <draw:connector draw:style-name="gr3" draw:text-style-name="P1" draw:layer="layout" draw:type="line" svg:x1="13.7cm" svg:y1="16.24cm" svg:x2="16.24cm" svg:y2="4.81cm" draw:start-shape="id1" draw:start-glue-point="4" draw:end-shape="id5" draw:end-glue-point="8" svg:d="m13700 16240 2540-11430">
          <text:p/>
        </draw:connector>
        <draw:connector draw:style-name="gr3" draw:text-style-name="P1" draw:layer="layout" draw:type="line" svg:x1="6.901cm" svg:y1="16.426cm" svg:x2="6.08cm" svg:y2="14.335cm" draw:start-shape="id3" draw:start-glue-point="5" draw:end-shape="id7" draw:end-glue-point="8" svg:d="m6901 16426-821-2091">
          <text:p/>
        </draw:connector>
        <draw:connector draw:style-name="gr3" draw:text-style-name="P1" draw:layer="layout" draw:type="line" svg:x1="7.799cm" svg:y1="16.426cm" svg:x2="8.62cm" svg:y2="14.335cm" draw:start-shape="id3" draw:start-glue-point="11" draw:end-shape="id8" draw:end-glue-point="8" svg:d="m7799 16426 821-2091">
          <text:p/>
        </draw:connector>
        <draw:line draw:style-name="gr4" draw:text-style-name="P1" draw:layer="layout" svg:x1="2.905cm" svg:y1="15.605cm" svg:x2="21.955cm" svg:y2="15.605cm">
          <text:p/>
        </draw:line>
        <draw:line draw:style-name="gr4" draw:text-style-name="P1" draw:layer="layout" svg:x1="2.905cm" svg:y1="12.43cm" svg:x2="21.955cm" svg:y2="12.43cm">
          <text:p/>
        </draw:line>
        <draw:line draw:style-name="gr4" draw:text-style-name="P1" draw:layer="layout" svg:x1="2.905cm" svg:y1="9.255cm" svg:x2="21.955cm" svg:y2="9.255cm">
          <text:p/>
        </draw:line>
        <draw:line draw:style-name="gr4" draw:text-style-name="P1" draw:layer="layout" svg:x1="2.905cm" svg:y1="6.08cm" svg:x2="21.955cm" svg:y2="6.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eorge Balatsouras</meta:initial-creator>
    <meta:creation-date>2013-03-11T16:27:42</meta:creation-date>
    <dc:date>2013-03-11T17:19:56</dc:date>
    <dc:creator>George Balatsouras</dc:creator>
    <meta:editing-duration>PT00H33M08S</meta:editing-duration>
    <meta:editing-cycles>26</meta:editing-cycles>
    <meta:generator>OpenOffice.org/3.2$Unix OpenOffice.org_project/320m12$Build-9483</meta:generator>
    <meta:document-statistic meta:object-count="21"/>
  </office:meta>
</office:document-meta>
</file>